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ResultReturnValu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Controller.handl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erredResultReturnValueHandlerTests.completableFutureWith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erredResultReturnValueHandlerTests.doesNotSuppor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Completable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erredResultReturnValueHandlerTests.completable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erredResultReturnValueHandlerTests.listenable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ntroller.handleDeferred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erredResultReturnValueHandlerTests.deferredResultWith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erredResultReturnValueHandlerTests.listenableFutureWith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erredResultReturnValueHandlerTests.testHandle( Object returnValue , Class &lt; ? &gt; asyncType , Runnable setResultTask , Object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Controller.handleListenable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erredResultReturnValueHandlerTests.deferred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erredResultReturnValueHandlerTests.supports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